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Header">
      <style:paragraph-properties fo:text-align="start" style:justify-single-word="false"/>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gumenterende tekst</text:p>
      <text:p text:style-name="P1"/>
      <text:p text:style-name="P2">Introduksjon</text:p>
      <text:p text:style-name="P2"/>
      <text:p text:style-name="P3">I <text:span text:style-name="T3">Å ta liv: Embryoet og fosteret </text:span><text:span text:style-name="T2">argumenterer Peter Singer for at det kan være moralsk akseptabelt å ta livet av foster og selv spedbarn. Jeg vil starte med å presentere ståpunktet og argumentene Singer bruker til å begrunne denne påstanden. Jeg vil deretter komme med noen motargumenter mot disse. Jeg vil legge vekt på påstandene om potensialet til foster, samt Singers vekt på selvbevissthet som grunnlaget for moraliteten rundt abort.</text:span></text:p>
      <text:p text:style-name="P3"><text:span text:style-name="T2"/></text:p>
      <text:p text:style-name="P2"><text:span text:style-name="T2">Singers argumenter</text:span></text:p>
      <text:p text:style-name="P3"><text:span text:style-name="T2">Singer bygger det meste av teksten sin rundt det såkalte ''konservative argumentet'' mot abort. Som en syllogisme går argumentet som følger:</text:span></text:p>
      <text:p text:style-name="P3"><text:span text:style-name="T2"/></text:p>
      <text:list xml:id="list4333723851675556649" text:style-name="L1">
        <text:list-item>
          <text:p text:style-name="P4"><text:span text:style-name="T2">P1: Det er galt å drepe et uskyldig menneske.</text:span></text:p>
        </text:list-item>
        <text:list-item>
          <text:p text:style-name="P4"><text:span text:style-name="T2">P2: Et menneskefoster er et uskyldig menneske. </text:span></text:p>
        </text:list-item>
        <text:list-item>
          <text:p text:style-name="P4"><text:span text:style-name="T2">K: Det er derfor galt å drepe et menneskefoster.</text:span></text:p>
        </text:list-item>
      </text:list>
      <text:p text:style-name="P3"><text:span text:style-name="T2"/></text:p>
      <text:p text:style-name="P3"><text:span text:style-name="T2">Singer mener at de fleste angrep på dette argumentet retter seg mot P2. De vanligste innvendingene går ut på at det må være et skille mellom et foster og et menneske, slik som fødsel, livstegn eller bevissthet. Det argumenters også at kvinnen ikke er moralsk forpliktet til å livnære fosteret, siden hun har alle rettigheter over sin egen kropp – per habeas corpus. Disse argumentene går faller under liberale motargumentene. Kan vi argumentere mot P2, så følger ikke K. Singer mener at argumentene om skillet ikke kan holde, siden disse er basert på vilkårlige grenser, og derfor mangler tyngden bak seg, som gjør det moralsk relevant. Argumentet om kvinnens selvbestemmelses rett over egen kropp mener Singer ikke kan brukes på grunnlag av det utilitaristiske synet at fosterets interesse av liv veier mer kvinnens interesser om selvbestemmelse, og holder derfor ikke.</text:span></text:p>
      <text:p text:style-name="P3"><text:span text:style-name="T2"/></text:p>
      <text:p text:style-name="P3"><text:span text:style-name="T2">Singer velger heller å se på P1, og hva om menes med et ''uskyldig menneske''. Om man med dette mener én av arten </text:span><text:span text:style-name="T3">Homo Sapiens </text:span><text:span text:style-name="T2">mener Singer at dette ikke kan ha noe moralsk relevans, siden dette er et vilkårlige, artssjåvinistisk syn. Vi kan derfor ikke tildele et foster noe større verdi en et ikke-menneske med samme nivå av rasjonalitet, sanseevner og selvbevissthet. Det Singer heller mener er at et foster ikke kan sies å ha den samme rasjonaliteten, selvbevisstheten, autonomien og preferansen om å leve, som en voksen person, og kan derfor heller ikke sies å ha de samme rettighetene. Abort vil derfor ikke kunne sammenliknes med drap på en voksen, selvbevist person.</text:span></text:p>
      <text:p text:style-name="P3"><text:span text:style-name="T2"/></text:p>
      <text:p text:style-name="P3"><text:span text:style-name="T2">En syllogisme som utfordrer dette er følgende:</text:span></text:p>
      <text:p text:style-name="P3"><text:span text:style-name="T2"/></text:p>
      <text:list xml:id="list38263654" text:continue-numbering="true" text:style-name="L1">
        <text:list-item>
          <text:p text:style-name="P4"><text:span text:style-name="T2">P1: Det er galt å drepe et potensielt menneske.</text:span></text:p>
        </text:list-item>
        <text:list-item>
          <text:p text:style-name="P4"><text:span text:style-name="T2">P2: Et menneskefoster er et potensielt menneske. </text:span></text:p>
        </text:list-item>
        <text:list-item>
          <text:p text:style-name="P4"><text:span text:style-name="T2">K: Det er derfor galt å drepe et menneskefoster.</text:span></text:p>
        </text:list-item>
      </text:list>
      <text:p text:style-name="P2"><text:span text:style-name="T2"/></text:p>
      <text:p text:style-name="P3"><text:span text:style-name="T2">Mot dette argumenterer Singer med at det er en logisk tankefeil å si at noe som har potensialet til X har de samme rettighetene som X. Han støtter dette med en rekke analogier. Singer mener at den eneste måten dette kan holde opp på er om vi legger en særegen verdi i en rasjonell og selvbevist skapning. Da vil det å ødelegge et slik potensiale være umoralsk. Men om dette er tilfelle vil selv generelt godtatte midler som prevensjon ødelegge dette potensialet, og derfor være noe umoralsk, noe de færreste godtar.</text:span></text:p>
      <text:p text:style-name="P3"><text:soft-page-break/><text:span text:style-name="T2">Singer mener at det eneste vi sitter igjen med er idéen om at det ikke er noen gode argumenter mot abort. Så lenge et foster ikke er selvbevist, kan det ikke ha preferanser, og derfor ikke de samme rettighetene som en voksen person. Singer mener også at dette gjelder spedbarn, før de har utviklet selvbevissthet. Han mener derfor at under de samme argumentene, så vil spedbarnsdrap kunne rettferdiggjøres.</text:span></text:p>
      <text:p text:style-name="P3"><text:span text:style-name="T2"/></text:p>
      <text:p text:style-name="P3"><text:span text:style-name="T2"/></text:p>
      <text:p text:style-name="P6">Innvendinger</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variant="normal" fo:text-transform="none" fo:color="#444444" style:font-name="Arial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xphil 03 <text:tab/><text:tab/>Kandidatnr: <text:span text:style-name="MT1">142391</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5-01T17:04:09.59</meta:creation-date>
    <meta:generator>OpenOffice/4.1.3$Win32 OpenOffice.org_project/413m1$Build-9783</meta:generator>
    <dc:date>2018-05-01T18:05:50.77</dc:date>
    <dc:creator>Daniel Heinesen</dc:creator>
    <meta:editing-duration>PT1H1M37S</meta:editing-duration>
    <meta:editing-cycles>9</meta:editing-cycles>
    <meta:document-statistic meta:table-count="0" meta:image-count="0" meta:object-count="0" meta:page-count="2" meta:paragraph-count="18" meta:word-count="578" meta:character-count="3472"/>
  </office:meta>
</office:document-meta>
</file>